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ConfigAnnotationVisitor.process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5">
            <text:p text:style-name="Table_20_Contents">135</text:p>
          </table:table-cell>
        </table:table-row>
        <table:table-row>
          <table:table-cell office:value-type="string">
            <text:p text:style-name="Table_20_Contents">FacesConfigAnnotationVisitor.FacesConfigAnnotationVisitor(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figAnnotationVisitor.createPropertyOrAttributeExtension( String extensionType , MethodDeclaration methodDeclaration , UIComponentTagAttribute uiComponentTagAttribute , Namespace namespa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FacesConfigAnnotationVisitor.addElement( InterfaceDeclaration decl , List &lt; Element &gt; components , List &lt; Element &gt; renderer , Namespace namespa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acesConfigAnnotationVisitor.addRendererElement( TypeDeclaration decl , UIComponentTag componentTag , Class uiComponentClass , List &lt; Element &gt; renderer , Namespace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acesConfigAnnotationVisitor.getEqualElement( List &lt; Element &gt; components , Element new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esConfigAnnotationVisitor.is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figAnnotationVisitor.applyNamespace( Element parent , Namespace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esConfigAnnotationVisitor.addDescription( MethodDeclaration d , Element attribute , Namespace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acesConfigAnnotationVisitor.addAttributes( InterfaceDeclaration type , Class uiComponentClass , List properties , List attributes , Namespace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esConfigAnnotationVisitor.addValidator( ClassDeclaration decl , List &lt; Element &gt; newValidators , Namespace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acesConfigAnnotationVisitor.createElementExtension( TypeDeclaration decl , UIComponentTag uiComponentTag , Namespace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acesConfigAnnotationVisitor.addAttribute( MethodDeclaration d , Class uiComponentClass , List properties , List attributes , Namespace namespa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FacesConfigAnnotationVisitor.getIndexAfter( Element rootElement , String ... tag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cesConfigAnnotationVisitor.resolveEntity(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esConfigAnnotationVisitor.addElement( ClassDeclaration decl , List &lt; Element &gt; components , List &lt; Element &gt; renderer , Namespace namespa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acesConfigAnnotationVisitor.containsElement( List &lt; Element &gt; components , Element new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ConfigAnnotationVisitor.addAttributes( ClassDeclaration d , Class uiComponentClass , List properties , List attributes , Namespace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acesConfigAnnotationVisitor.createComponentElement( TypeDeclaration decl , UIComponentTag componentTag , Class uiComponentClass , Namespace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acesConfigAnnotationVisitor.equals( Element element1 , Element element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cesConfigAnnotationVisitor.addFacets( UIComponentTag componentTag , Namespace namespace ,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acesConfigAnnotationVisitor.getIndexAfter( Element rootElement , String tag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esConfigAnnotationVisitor.normaliseLineEndings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esConfigAnnotationVisitor.addConverter( ClassDeclaration decl , List &lt; Element &gt; newConverters , Namespace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acesConfigAnnotationVisitor.addClass( UIComponentTagAttribute componentAttribute , Element attributeClas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acesConfigAnnotationVisitor.addAttributes( Collection &lt; InterfaceType &gt; interfaces , Class uiComponentClass , List properties , List attributes , Namespace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